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2" style:family="graphic" style:parent-style-name="objectwithoutfill">
      <style:graphic-properties svg:stroke-width="0.1cm" svg:stroke-color="#000000" draw:marker-end="Arrow" draw:marker-end-width="0.3cm" draw:fill="none" draw:fill-color="#ffffff" draw:textarea-vertical-align="middle" fo:padding-top="0.175cm" fo:padding-bottom="0.175cm" fo:padding-left="0.3cm" fo:padding-right="0.3cm"/>
    </style:style>
    <style:style style:name="gr3" style:family="graphic" style:parent-style-name="objectwithoutfill">
      <style:graphic-properties draw:stroke="dash" draw:stroke-dash="Fine_20_Dotted" svg:stroke-width="0.1cm" svg:stroke-color="#000000" draw:marker-end="Arrow" draw:marker-end-width="0.3cm" draw:fill="none" draw:fill-color="#ffffff" draw:textarea-vertical-align="middle" fo:padding-top="0.175cm" fo:padding-bottom="0.175cm" fo:padding-left="0.3cm" fo:padding-right="0.3cm"/>
    </style:style>
    <style:style style:name="gr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 style:family="graphic" style:parent-style-name="objectwithoutfill">
      <style:graphic-properties svg:stroke-width="0.1cm" svg:stroke-color="#808080" draw:marker-end="Arrow" draw:marker-end-width="0.3cm" draw:fill="none" draw:fill-color="#ffffff"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8" style:family="graphic" style:parent-style-name="standard">
      <style:graphic-properties svg:stroke-width="0.102cm" svg:stroke-color="#000000" draw:fill-color="#ffffff" draw:textarea-horizontal-align="justify" draw:textarea-vertical-align="middle" draw:auto-grow-height="false" fo:min-height="1.789cm" fo:min-width="2.535cm" fo:padding-top="0.176cm" fo:padding-bottom="0.176cm" fo:padding-left="0.301cm" fo:padding-right="0.301cm" fo:wrap-option="no-wrap"/>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size="20pt" style:font-size-asian="20pt" style:font-size-complex="20pt"/>
    </style:style>
    <style:style style:name="P3" style:family="paragraph">
      <loext:graphic-properties draw:fill="none" draw:fill-color="#ffffff"/>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solid" draw:fill-color="#ffffff"/>
      <style:paragraph-properties fo:text-align="center"/>
      <style:text-properties fo:font-size="14pt" style:font-size-asian="14pt" style:font-size-complex="14pt"/>
    </style:style>
    <style:style style:name="P6" style:family="paragraph">
      <loext:graphic-properties draw:fill="solid" draw:fill-color="#ffffff"/>
      <style:paragraph-properties fo:text-align="center"/>
      <style:text-properties fo:font-size="16pt" style:font-size-asian="16pt" style:font-size-complex="16pt"/>
    </style:style>
    <style:style style:name="P7" style:family="paragraph">
      <loext:graphic-properties draw:fill="solid" draw:fill-color="#ffffff"/>
      <style:paragraph-properties fo:text-align="center"/>
      <style:text-properties fo:font-size="24pt" style:font-size-asian="24pt" style:font-size-complex="24pt"/>
    </style:style>
    <style:style style:name="P8" style:family="paragraph">
      <loext:graphic-properties draw:fill-color="#ffffff"/>
      <style:paragraph-properties fo:text-align="center"/>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xml:id="id1" draw:id="id1" draw:layer="layout" svg:width="3.671cm" svg:height="2.7cm" svg:x="9.8cm" svg:y="2.2cm">
          <text:p text:style-name="P1"><text:span text:style-name="T1">Origi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671cm" svg:height="2.7cm" svg:x="19.4cm" svg:y="2.2cm">
          <text:p text:style-name="P1"><text:span text:style-name="T1">F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xml:id="id2" draw:id="id2" draw:layer="layout" draw:type="line" svg:x1="11.635cm" svg:y1="4.9cm" svg:x2="11.641cm" svg:y2="8.178cm" draw:start-shape="id1" draw:start-glue-point="2" svg:d="M11635 4900l6 3278" svg:viewBox="0 0 7 3279">
          <text:p/>
        </draw:connector>
        <draw:connector draw:style-name="gr2" draw:text-style-name="P3" xml:id="id4" draw:id="id4" draw:layer="layout" draw:type="line" svg:x1="11.641cm" svg:y1="8.178cm" svg:x2="21.182cm" svg:y2="9.42cm" draw:start-shape="id2" draw:start-glue-point="3" svg:d="M11641 8178l9541 1242" svg:viewBox="0 0 9542 1243">
          <text:p/>
        </draw:connector>
        <draw:connector draw:style-name="gr3" draw:text-style-name="P3" draw:layer="layout" draw:type="line" svg:x1="21.235cm" svg:y1="4.9cm" svg:x2="21.182cm" svg:y2="9.42cm" draw:start-shape="id3" draw:start-glue-point="2" draw:end-shape="id4" draw:end-glue-point="3" svg:d="M21235 4900l-53 4520" svg:viewBox="0 0 54 4521">
          <text:p/>
        </draw:connector>
        <draw:connector draw:style-name="gr2" draw:text-style-name="P3" xml:id="id5" draw:id="id5" draw:layer="layout" draw:type="line" svg:x1="11.641cm" svg:y1="8.178cm" svg:x2="11.682cm" svg:y2="13.389cm" draw:start-shape="id2" draw:start-glue-point="3" svg:d="M11641 8178l41 5211" svg:viewBox="0 0 42 5212">
          <text:p/>
        </draw:connector>
        <draw:connector draw:style-name="gr2" draw:text-style-name="P3" draw:layer="layout" draw:type="line" svg:x1="11.682cm" svg:y1="13.389cm" svg:x2="21.182cm" svg:y2="14.832cm" draw:start-shape="id5" draw:start-glue-point="3" draw:end-shape="id6" draw:end-glue-point="3" svg:d="M11682 13389l9500 1443" svg:viewBox="0 0 9501 1444">
          <text:p/>
        </draw:connector>
        <draw:connector draw:style-name="gr2" draw:text-style-name="P3" xml:id="id6" draw:id="id6" draw:layer="layout" draw:type="line" svg:x1="21.182cm" svg:y1="9.42cm" svg:x2="21.182cm" svg:y2="14.832cm" draw:start-shape="id4" draw:start-glue-point="3" svg:d="M21182 9420v5412" svg:viewBox="0 0 1 5413">
          <text:p/>
        </draw:connector>
        <draw:connector draw:style-name="gr2" draw:text-style-name="P3" draw:layer="layout" draw:type="line" svg:x1="11.682cm" svg:y1="13.389cm" svg:x2="11.722cm" svg:y2="18.16cm" draw:start-shape="id5" draw:start-glue-point="3" svg:d="M11682 13389l40 4771" svg:viewBox="0 0 41 4772">
          <text:p/>
        </draw:connector>
        <draw:connector draw:style-name="gr2" draw:text-style-name="P3" draw:layer="layout" draw:type="line" svg:x1="21.182cm" svg:y1="14.832cm" svg:x2="21.182cm" svg:y2="18.48cm" draw:start-shape="id6" draw:start-glue-point="3" svg:d="M21182 14832v3648" svg:viewBox="0 0 1 3649">
          <text:p/>
        </draw:connector>
        <draw:custom-shape draw:style-name="gr4" draw:text-style-name="P4" xml:id="id12" draw:id="id12" draw:layer="layout" svg:width="7.4cm" svg:height="6.994cm" svg:x="1.7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4" xml:id="id7" draw:id="id7" draw:layer="layout" svg:width="3.279cm" svg:height="3.1cm" svg:x="24.1cm" svg:y="10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xml:id="id13" draw:id="id13" draw:layer="layout" svg:width="2.4cm" svg:height="1.8cm" svg:x="10.5cm" svg:y="5.4cm">
          <text:p text:style-name="P1"><text:span text:style-name="T1">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 draw:id="id14" draw:layer="layout" svg:width="2.4cm" svg:height="1.8cm" svg:x="10.5cm" svg:y="10cm">
          <text:p text:style-name="P1"><text:span text:style-name="T1">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5" draw:id="id15" draw:layer="layout" svg:width="2.4cm" svg:height="1.8cm" svg:x="10.5cm" svg:y="14.9cm">
          <text:p text:style-name="P1"><text:span text:style-name="T1">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0" draw:id="id10" draw:layer="layout" svg:width="1.6cm" svg:height="1.2cm" svg:x="15.6cm" svg:y="8.3cm">
          <text:p text:style-name="P1"><text:span text:style-name="T2">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 draw:id="id9" draw:layer="layout" svg:width="2.4cm" svg:height="1.8cm" svg:x="15.2cm" svg:y="13.2cm">
          <text:p text:style-name="P1"><text:span text:style-name="T1">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xml:id="id11" draw:id="id11" draw:layer="layout" svg:width="1.9cm" svg:height="1.5cm" svg:x="20.2cm" svg:y="11.2cm">
          <text:p text:style-name="P1"><text:span text:style-name="T3">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xml:id="id8" draw:id="id8" draw:layer="layout" svg:width="1.9cm" svg:height="1.5cm" svg:x="20.2cm" svg:y="15.8cm">
          <text:p text:style-name="P1"><text:span text:style-name="T3">P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3" draw:layer="layout" draw:type="line" svg:x1="25.74cm" svg:y1="13.1cm" svg:x2="22.1cm" svg:y2="16.55cm" draw:start-shape="id7" draw:start-glue-point="8" draw:end-shape="id8" draw:end-glue-point="10" svg:d="M25740 13100l-3640 3450" svg:viewBox="0 0 3641 3451">
          <text:p/>
        </draw:connector>
        <draw:connector draw:style-name="gr6" draw:text-style-name="P3" draw:layer="layout" draw:type="line" svg:x1="24.58cm" svg:y1="12.646cm" svg:x2="17.6cm" svg:y2="14.1cm" draw:start-shape="id7" draw:start-glue-point="7" draw:end-shape="id9" draw:end-glue-point="10" svg:d="M24580 12646l-6980 1454" svg:viewBox="0 0 6981 1455">
          <text:p/>
        </draw:connector>
        <draw:connector draw:style-name="gr6" draw:text-style-name="P3" draw:layer="layout" draw:type="line" svg:x1="24.58cm" svg:y1="10.454cm" svg:x2="16.966cm" svg:y2="9.325cm" draw:start-shape="id7" draw:start-glue-point="5" draw:end-shape="id10" draw:end-glue-point="9" svg:d="M24580 10454l-7614-1129" svg:viewBox="0 0 7615 1130">
          <text:p/>
        </draw:connector>
        <draw:connector draw:style-name="gr6" draw:text-style-name="P3" draw:layer="layout" draw:type="line" svg:x1="24.1cm" svg:y1="11.55cm" svg:x2="22.1cm" svg:y2="11.95cm" draw:start-shape="id7" draw:start-glue-point="6" draw:end-shape="id11" draw:end-glue-point="10" svg:d="M24100 11550l-2000 400" svg:viewBox="0 0 2001 401">
          <text:p/>
        </draw:connector>
        <draw:connector draw:style-name="gr6" draw:text-style-name="P3" draw:layer="layout" draw:type="line" svg:x1="8.017cm" svg:y1="8.424cm" svg:x2="10.851cm" svg:y2="6.937cm" draw:start-shape="id12" draw:start-glue-point="11" draw:end-shape="id13" draw:end-glue-point="7" svg:d="M8017 8424l2834-1487" svg:viewBox="0 0 2835 1488">
          <text:p/>
        </draw:connector>
        <draw:connector draw:style-name="gr6" draw:text-style-name="P3" draw:layer="layout" draw:type="line" svg:x1="9.1cm" svg:y1="10.897cm" svg:x2="10.5cm" svg:y2="10.9cm" draw:start-shape="id12" draw:start-glue-point="10" draw:end-shape="id14" svg:d="M9100 10897l1400 3" svg:viewBox="0 0 1401 4">
          <text:p/>
        </draw:connector>
        <draw:connector draw:style-name="gr6" draw:text-style-name="P3" draw:layer="layout" draw:type="line" svg:x1="8.017cm" svg:y1="13.37cm" svg:x2="10.851cm" svg:y2="15.163cm" draw:start-shape="id12" draw:start-glue-point="9" draw:end-shape="id15" draw:end-glue-point="5" svg:d="M8017 13370l2834 1793" svg:viewBox="0 0 2835 1794">
          <text:p/>
        </draw:connector>
        <draw:custom-shape draw:style-name="gr7" draw:text-style-name="P7" draw:layer="layout" svg:width="7.2cm" svg:height="3.6cm" svg:x="1.9cm" svg:y="15.5cm">
          <text:p text:style-name="P1"><text:span text:style-name="T4">Much human</text:span></text:p>
          <text:p text:style-name="P1"><text:span text:style-name="T4">power</text:span></text:p>
          <draw:enhanced-geometry svg:viewBox="0 0 21600 21600" draw:text-areas="800 800 20800 20800" draw:type="round-rectangular-callout" draw:modifiers="11977.3364810443 -10251.152457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7" draw:layer="layout" svg:width="6.7cm" svg:height="3.4cm" svg:x="21.8cm" svg:y="5.7cm">
          <text:p text:style-name="P1"><text:span text:style-name="T4">Less human</text:span></text:p>
          <text:p text:style-name="P1"><text:span text:style-name="T4">power</text:span></text:p>
          <draw:enhanced-geometry svg:viewBox="0 0 21600 21600" draw:text-areas="800 800 20800 20800" draw:type="round-rectangular-callout" draw:modifiers="12948.3957618266 30504.20464569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8" draw:layer="layout" svg:width="4.8cm" svg:height="3.3cm" svg:x="3.3cm" svg:y="2cm">
          <text:p text:style-name="P1"><text:span text:style-name="T4">Why?</text:span></text:p>
          <draw:enhanced-geometry svg:viewBox="0 0 21600 21600" draw:text-areas="3000 3320 17110 17330" draw:type="cloud-callout" draw:modifiers="-5799.29181420537 759.0427143289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7-05-16T00:29:07.930649759</dc:date>
    <meta:editing-duration>PT1H59M5S</meta:editing-duration>
    <meta:editing-cycles>153</meta:editing-cycles>
    <meta:generator>LibreOffice/5.2.7.2$Linux_X86_64 LibreOffice_project/20m0$Build-2</meta:generator>
    <meta:document-statistic meta:object-count="29"/>
  </office:meta>
</office:document-meta>
</file>